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7F00000437202A31E7.png" manifest:media-type="image/png"/>
  <manifest:file-entry manifest:full-path="Pictures/10000000000004B3000002A6A3C767B1.png" manifest:media-type="image/png"/>
  <manifest:file-entry manifest:full-path="Pictures/100000000000036D00000238FAC06CA0.png" manifest:media-type="image/png"/>
  <manifest:file-entry manifest:full-path="Pictures/10000000000004B3000002A473FE17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484cm" svg:height="8.7cm" svg:x="3cm" svg:y="1cm">
          <draw:image xlink:href="Pictures/10000000000004B3000002A473FE17D9.png" xlink:type="simple" xlink:show="embed" xlink:actuate="onLoad">
            <text:p/>
          </draw:image>
        </draw:frame>
        <draw:frame draw:style-name="gr1" draw:text-style-name="P1" draw:layer="layout" svg:width="15.5cm" svg:height="8.735cm" svg:x="3cm" svg:y="9.778cm">
          <draw:image xlink:href="Pictures/10000000000004B3000002A6A3C767B1.png" xlink:type="simple" xlink:show="embed" xlink:actuate="onLoad">
            <text:p/>
          </draw:image>
        </draw:frame>
        <draw:frame draw:style-name="gr1" draw:text-style-name="P1" draw:layer="layout" svg:width="10.494cm" svg:height="5.9cm" svg:x="1.106cm" svg:y="18.7cm">
          <draw:image xlink:href="Pictures/100000000000077F00000437202A31E7.png" xlink:type="simple" xlink:show="embed" xlink:actuate="onLoad">
            <text:p/>
          </draw:image>
        </draw:frame>
        <draw:frame draw:style-name="gr1" draw:text-style-name="P1" draw:layer="layout" svg:width="8.1cm" svg:height="5.246cm" svg:x="11.9cm" svg:y="20.819cm">
          <draw:image xlink:href="Pictures/100000000000036D00000238FAC06CA0.png" xlink:type="simple" xlink:show="embed" xlink:actuate="onLoad">
            <text:p/>
          </draw:image>
        </draw:frame>
        <draw:custom-shape draw:style-name="gr2" draw:text-style-name="P1" draw:layer="layout" svg:width="7.6cm" svg:height="0.4cm" svg:x="5.2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0.4cm" svg:x="5.3cm" svg:y="14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8cm" svg:y1="3.8cm" svg:x2="8.8cm" svg:y2="10.1cm">
          <text:p/>
        </draw:line>
        <draw:line draw:style-name="gr3" draw:text-style-name="P1" draw:layer="layout" svg:x1="8.7cm" svg:y1="14.7cm" svg:x2="6.5cm" svg:y2="20.5cm">
          <text:p/>
        </draw:line>
        <draw:line draw:style-name="gr3" draw:text-style-name="P1" draw:layer="layout" svg:x1="7.9cm" svg:y1="20.7cm" svg:x2="12cm" svg:y2="2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4:16:26.714000000</meta:creation-date>
    <dc:date>2015-03-09T14:22:48.700000000</dc:date>
    <meta:editing-duration>PT6M7S</meta:editing-duration>
    <meta:editing-cycles>2</meta:editing-cycles>
    <meta:generator>LibreOffice/4.2.5.2$Windows_x86 LibreOffice_project/61cb170a04bb1f12e77c884eab9192be736ec5f5</meta:generator>
    <meta:document-statistic meta:object-count="9"/>
  </office:meta>
</office:document-meta>
</file>